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ahoma1" svg:font-family="Tahoma" style:font-family-generic="swiss"/>
    <style:font-face style:name="Liberation Serif" svg:font-family="'Liberation Serif'" style:font-family-generic="roman" style:font-pitch="variable"/>
    <style:font-face style:name="Cavolini" svg:font-family="Cavolini" style:font-family-generic="script"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Cavolini"/>
    </style:style>
    <style:style style:name="P2" style:family="paragraph" style:parent-style-name="Text_20_body">
      <style:text-properties officeooo:paragraph-rsid="001da6d5"/>
    </style:style>
    <style:style style:name="T1" style:family="text">
      <style:text-properties style:font-name="Cavolini"/>
    </style:style>
    <style:style style:name="T2" style:family="text">
      <style:text-properties style:font-name="Cavolini" officeooo:rsid="000dd47f"/>
    </style:style>
    <style:style style:name="T3" style:family="text">
      <style:text-properties style:font-name="Cavolini" officeooo:rsid="000fc7dd"/>
    </style:style>
    <style:style style:name="T4" style:family="text">
      <style:text-properties style:font-name="Cavolini" officeooo:rsid="0013ab9b"/>
    </style:style>
    <style:style style:name="T5" style:family="text">
      <style:text-properties style:font-name="Cavolini" fo:background-color="#ffff00" loext:char-shading-value="0"/>
    </style:style>
    <style:style style:name="T6" style:family="text">
      <style:text-properties style:font-name="Cavolini" fo:background-color="#ffff00" loext:char-shading-value="0"/>
    </style:style>
    <style:style style:name="T7" style:family="text">
      <style:text-properties style:font-name="Cavolini" fo:background-color="transparent" loext:char-shading-value="0"/>
    </style:style>
    <style:style style:name="T8" style:family="text">
      <style:text-properties style:font-name="Cavolini" fo:background-color="#ff0f0f" loext:char-shading-value="0"/>
    </style:style>
    <style:style style:name="T9" style:family="text">
      <style:text-properties style:font-name="Cavolini" fo:background-color="#ee8282" loext:char-shading-value="0"/>
    </style:style>
    <style:style style:name="T10" style:family="text">
      <style:text-properties style:font-name="Cavolini" officeooo:rsid="001ab9b1"/>
    </style:style>
    <style:style style:name="T11" style:family="text">
      <style:text-properties officeooo:rsid="000fc7dd"/>
    </style:style>
    <style:style style:name="T12" style:family="text">
      <style:text-properties style:text-position="super 58%"/>
    </style:style>
    <style:style style:name="T13" style:family="text">
      <style:text-properties style:text-position="super 58%" style:font-name="Cavolini" fo:font-weight="normal" officeooo:rsid="000fc7dd" style:font-weight-asian="normal" style:font-weight-complex="normal"/>
    </style:style>
    <style:style style:name="T14" style:family="text">
      <style:text-properties style:text-position="super 58%" style:font-name="Cavolini" officeooo:rsid="000fc7dd"/>
    </style:style>
    <style:style style:name="T15" style:family="text">
      <style:text-properties style:text-position="0% 100%" style:font-name="Cavolini"/>
    </style:style>
    <style:style style:name="T16" style:family="text">
      <style:text-properties style:text-position="0% 100%" style:font-name="Cavolini" fo:font-weight="normal" officeooo:rsid="000fc7dd"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4">Introduction</text:span></text:span><text:span text:style-name="Strong_20_Emphasis"><text:span text:style-name="T1">: </text:span></text:span><text:span text:style-name="T1">Everyone should have a specific aim in their life. Without a proper aim, you can’t go ahead in the road of success. If you want to pursue success in your life, you must have to fix an aim and need to work for that aim. Different people have different types of aim.</text:span></text:p>
      <text:p text:style-name="P1">I have seen lots of my friends want to become a doctor, and some of them want to become a teacher. Like doctors and teachers, there are a bunch of aims and goals available that students and kids choose in their life. Right now in this world, the top trending professions are Engineer, Doctor, Teacher, Programmer, Designer, Architect, Marketer, Supervisor, Manager, etc. Maybe you have something unique into you and you want to pursue that. I respect your choice and I suggest you work on <text:s/>your aim.</text:p>
      <text:p text:style-name="P2"><text:span text:style-name="Strong_20_Emphasis"><text:span text:style-name="T1">My Aim in Life:</text:span></text:span><text:span text:style-name="T1"> </text:span><text:span text:style-name="T3">M</text:span><text:span text:style-name="T1">y aim in life is to become an Engineer. Specifically a Computer Engineer. Right now I am studying in </text:span><text:span text:style-name="T3">12</text:span><text:span text:style-name="T13">th</text:span><text:span text:style-name="T16"> class</text:span><text:span text:style-name="T15"> </text:span><text:span text:style-name="T1">in the science group. From my childhood, I was a tech lover and still, now I am too much connected with tech things and I wish to stay connected forever. There are so many things that I can do with my computer. My father brought a computer for me when I was in </text:span><text:span text:style-name="T3">8</text:span><text:span text:style-name="T14">th</text:span><text:span text:style-name="T1"> grade, and I am still using that PC.</text:span></text:p>
      <text:p text:style-name="P1">It is working amazingly for me. I know that there are so many things to learn about a computer and it never ends. I know about basic internet using, managing emails, word processing software, etc. And I am reading a book on ‘Learning <text:span text:style-name="T11">C</text:span>’. I hope that <text:span text:style-name="T11">it </text:span>will help me to understand coding in the future.</text:p>
      <text:p text:style-name="Text_20_body"><text:span text:style-name="Strong_20_Emphasis"><text:span text:style-name="T1">The reason behind My Aim in Life:</text:span></text:span><text:span text:style-name="T1"> I love to play video games, and I am very passionate about that. When I was a kid I thought that how do they create what types of games? But now I know that people who worked as a software or game developer can build video games. I have so many ideas on my head and I hope I will find so many ideas in the future to create games. I want to build my own video game and let that play for every single kid in this world.</text:span></text:p>
      <text:p text:style-name="Text_20_body"><text:span text:style-name="Strong_20_Emphasis"><text:span text:style-name="T1">My Preparation:</text:span></text:span><text:span text:style-name="T1"> I know that I need to pursue a degree in computer science in the programming sector if I want to become a game or software developer, and I am preparing myself for</text:span><text:span text:style-name="T2"> this</text:span><text:span text:style-name="T1">. I hope that I will do a good result in my </text:span><text:span text:style-name="T10">FSc</text:span><text:span text:style-name="T1"> examination.</text:span></text:p>
      <text:p text:style-name="P1">I will admit in a public or private university in the course of Computer Science and Engineering. I know there are so many good CSE universities here in my country.</text:p>
      <text:p text:style-name="Text_20_body"><text:span text:style-name="Strong_20_Emphasis"><text:span text:style-name="T1">Conclusion:</text:span></text:span><text:span text:style-name="T1"> I am really honest and passionate about my aim in life. I will try my best to reach my goal and I suggest everyone do the same.</text:span></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ahoma1" svg:font-family="Tahoma" style:font-family-generic="swiss"/>
    <style:font-face style:name="Liberation Serif" svg:font-family="'Liberation Serif'" style:font-family-generic="roman" style:font-pitch="variable"/>
    <style:font-face style:name="Cavolini" svg:font-family="Cavolini" style:font-family-generic="script"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Tahoma"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Tahoma" style:font-size-complex="12pt" style:language-complex="ur" style:country-complex="PK"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26T15:46:27.584000000</meta:creation-date>
    <dc:date>2021-01-26T20:55:53.286000000</dc:date>
    <meta:editing-duration>PT2H25M22S</meta:editing-duration>
    <meta:editing-cycles>9</meta:editing-cycles>
    <meta:generator>LibreOffice/7.0.4.2$Windows_X86_64 LibreOffice_project/dcf040e67528d9187c66b2379df5ea4407429775</meta:generator>
    <meta:document-statistic meta:table-count="0" meta:image-count="0" meta:object-count="0" meta:page-count="1" meta:paragraph-count="8" meta:word-count="486" meta:character-count="2506" meta:non-whitespace-character-count="2027"/>
  </office:meta>
</office:document-meta>
</file>